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FreeSans" svg:font-family="FreeSans" style:font-pitch="variable"/>
    <style:font-face style:name="Linux Biolinum G" svg:font-family="'Linux Biolinum G'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rlito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Carlito"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solid" draw:fill="none" draw:fill-color="#9933ff" draw:textarea-horizontal-align="center" draw:textarea-vertical-align="middle" draw:ole-draw-aspect="1"/>
    </style:style>
    <style:style style:name="P1" style:family="paragraph">
      <loext:graphic-properties draw:fill="none" draw:fill-color="#9933ff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89.88mm" svg:x="83.66mm" svg:y="7.44mm">
            <loext:p draw:notify-on-update-of-ranges="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 Size (MB)</text:p>
          </table:table-cell>
          <table:table-cell table:style-name="ce3" office:value-type="string" calcext:value-type="string">
            <text:p>Data Rate (bytes/ micro-second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73" calcext:value-type="float">
            <text:p>373</text:p>
          </table:table-cell>
        </table:table-row>
        <table:table-row table:style-name="ro3"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410" calcext:value-type="float">
            <text:p>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FreeSans" svg:font-family="FreeSans" style:font-pitch="variable"/>
    <style:font-face style:name="Linux Biolinum G" svg:font-family="'Linux Biolinum G'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8:42:13.226420584</meta:creation-date>
    <dc:date>2016-10-14T19:18:50.388566360</dc:date>
    <meta:editing-duration>PT25M36S</meta:editing-duration>
    <meta:editing-cycles>3</meta:editing-cycles>
    <meta:generator>LibreOffice/5.2.2.2$Linux_X86_64 LibreOffice_project/8f96e87c890bf8fa77463cd4b640a2312823f3ad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Noto Sans'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89cm" xlink:href=".." xlink:type="simple" chart:class="chart:scatter" chart:style-name="ch1">
        <chart:title svg:x="5.716cm" svg:y="0.315cm" chart:style-name="ch2">
          <text:p>File Size vs Data Rate</text:p>
        </chart:title>
        <chart:subtitle svg:x="5.477cm" svg:y="1.379cm" chart:style-name="ch3">
          <text:p>MB vs bytes/micro-seconds</text:p>
        </chart:subtitle>
        <chart:plot-area chart:style-name="ch4" table:cell-range-address="Sheet1.A1:Sheet1.B7" svg:x="1.494cm" svg:y="2.033cm" svg:width="12.302cm" svg:height="5.958cm">
          <chartooo:coordinate-region svg:x="2.301cm" svg:y="2.232cm" svg:width="11.216cm" svg:height="5.112cm"/>
          <chart:axis chart:dimension="x" chart:name="primary-x" chart:style-name="ch5">
            <chart:title svg:x="6.966cm" svg:y="8.17cm" chart:style-name="ch6">
              <text:p>File Size</text:p>
            </chart:title>
          </chart:axis>
          <chart:axis chart:dimension="y" chart:name="primary-y" chart:style-name="ch5">
            <chart:title svg:x="0.615cm" svg:y="5.797cm" chart:style-name="ch7">
              <text:p>Data Rate</text:p>
            </chart:title>
            <chart:grid chart:style-name="ch8" chart:class="major"/>
          </chart:axis>
          <chart:series chart:style-name="ch9" chart:values-cell-range-address="Sheet1.B1:Sheet1.B7" chart:class="chart:scatter">
            <chart:domain table:cell-range-address="Sheet1.A1:Sheet1.A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7</svg:desc>
                </draw:g>
              </table:table-cell>
              <table:table-cell office:value-type="float" office:value="NaN">
                <text:p>NaN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